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Preformatted_20_Text">
      <style:text-properties fo:font-style="normal" style:font-style-asian="normal"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troduction<text:tab/>1</text:p>
          <text:p text:style-name="P4">Connecting<text:tab/>1</text:p>
          <text:p text:style-name="P4">Execute query<text:tab/>2</text:p>
          <text:p text:style-name="P4">Selecting data<text:tab/>2</text:p>
          <text:p text:style-name="P4">Prepared statements<text:tab/>3</text:p>
          <text:p text:style-name="P4">Working with cursors<text:tab/>4</text:p>
          <text:p text:style-name="P4">Transactions<text:tab/>5</text:p>
          <text:p text:style-name="P4">Using dates and times<text:tab/>6</text:p>
          <text:p text:style-name="P4">Using own types<text:tab/>6</text:p>
          <text:p text:style-name="P4">Using serial columns<text:tab/>8</text:p>
          <text:p text:style-name="P4">Connectionpool<text:tab/>8</text:p>
          <text:p text:style-name="P4">Statementcache<text:tab/>9</text:p>
        </text:index-body>
      </text:table-of-content>
      <text:p text:style-name="Text_20_body"/>
      <text:h text:style-name="Heading_20_1" text:outline-level="1">Introduction</text:h>
      <text:p text:style-name="Text_20_body">Tntdb is a library for simple database access. There are 2 layers for access – a database independent layer and a database driver.</text:p>
      <text:p text:style-name="Text_20_body">The database inde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p text:style-name="Text_20_body">Each class is defined in a header &lt;tntdb/<text:span text:style-name="T2">Classname</text:span>.h&gt;.</text:p>
      <text:p text:style-name="Text_20_body">Error handling is always done with exceptions. A class tntdb::Error is the base for all exceptions. It is derived from std::runtime_error.</text:p>
      <text:h text:style-name="Heading_20_1" text:outline-level="1">Connecting</text:h>
      <text:p text:style-name="Text_20_body">A connection is represented by the class <text:span text:style-name="T2">tntdb::Connection</text:span>. Tntdb offers a simple function, which connects to the database: tntdb::connect. This expects a parameter of type <text:span text:style-name="T2">std::string</text:span>, which is the database-url. The database-url consists of the driver name and a database 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ext:soft-page-break/>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p text:style-name="Text_20_body">Let's look a little deeper into the driver dependent part.</text:p>
      <text:h text:style-name="Heading_20_2" text:outline-level="2">The Postgresql driver</text:h>
      <text:p text:style-name="Text_20_body">The part after the prefix “postgresql:” is passed directly to the C-API function PQconnectdb. You can look into the C-API documentation for details. Here is a simple example:</text:p>
      <text:p text:style-name="Preformatted_20_Text">tntdb::Connection conn =</text:p>
      <text:p text:style-name="Preformatted_20_Text"><text:s text:c="2"/>tntdb::connect("postgresql:dbname=DS2 user=web passwd=web");</text:p>
      <text:h text:style-name="Heading_20_2" text:outline-level="2">The Sqlite driver</text:h>
      <text:p text:style-name="Text_20_body">The sqlite driver supports only sqlite3. No support for sqlite2 is available. The part after the prefix “sqlite:” is used as a file name for the database. No additional parameters are needed.</text:p>
      <text:p text:style-name="Text_20_body">Here is an example:</text:p>
      <text:p text:style-name="Preformatted_20_Text">tntdb::Connection conn = tntdb::connect("sqlite:mydatabase.db");</text:p>
      <text:h text:style-name="Heading_20_2" text:outline-level="2">The mysql driver</text:h>
      <text:p text:style-name="Text_20_body">The part after the prefix “mysql:” is split into the parameters needed for mysql_real_connect. The string is interpreted as a list of parameters separated by semicolon. Each parameter is a name value pair separated by '='. The keys are post, flags, app, host, user, passwd, db and unix_socket. For passwd the word password is also accepted. Db may be replaced with dbname or database. All other keys throw an error. The value may be enclosed in ' or ". The backslash character disables any special meaning of the next character.</text:p>
      <text:p text:style-name="Text_20_body">Ok – this is the definition. It is much easier to understand, if you see an example:</text:p>
      <text:p text:style-name="Preformatted_20_Text">tntdb::Connection conn =</text:p>
      <text:p text:style-name="Preformatted_20_Text"><text:s text:c="2"/>tntdb::connect("mysql:db=DS2;user=web;passwd=web");</text:p>
      <text:h text:style-name="Heading_20_2" text:outline-level="2">The oracle driver</text:h>
      <text:p text:style-name="Text_20_body">The oracle driver is not compiled by default when tntdb is compiled, since it is not open source. You have to explicitly enable it with the switch to configure --with-oracle.</text:p>
      <text:p text:style-name="Text_20_body"><text:soft-page-break/>From the string after the prefix “oracle:” the username and password is exctracted. They must be passed semicolon separated “user<text:span text:style-name="T2">=username”</text:span> and “passwd=<text:span text:style-name="T2">password</text:span>”. The rest of the string is passed to the OCI function OCIServerAttach. Here is an example:</text:p>
      <text:p text:style-name="Preformatted_20_Text">tntdb::Connection conn =</text:p>
      <text:p text:style-name="Preformatted_20_Text"><text:s text:c="2"/>tntdb::connect("oracle:XE;user=hr;passwd=hr");</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pan text:style-name="T3">requested type. The User has to know, which data the column holds.</text:span></text:p>
      <text:p text:style-name="P1">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1">A <text:span text:style-name="T2">tntdb::Value </text:span>has a get-template-method to read the actual value into a variable.</text:p>
      <text:p text:style-name="P1">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oft-page-break/><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row[0].get(a); <text:s/>// read column 0 into variable a</text:p>
      <text:p text:style-name="Preformatted_20_Text"><text:s text:c="4"/>row[1].get(b); <text:s/>// read column 1 into variable b</text:p>
      <text:p text:style-name="Preformatted_20_Text"><text:s text:c="4"/>std::cout &lt;&lt; „col1=“ &lt;&lt; a &lt;&lt; „\tcol2=“ &lt;&lt; b</text:p>
      <text:p text:style-name="Preformatted_20_Text"><text:s text:c="6"/>&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1">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1">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2">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1">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p text:style-name="Text_20_body"/>
      <text:p text:style-name="Text_20_body">You may also omit the explicit mention of the data type. There is a template method <text:soft-page-break/><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3">}</text:p>
      <text:p text:style-name="P3"/>
      <text:h text:style-name="Heading_20_1" text:outline-level="1">Working with cursors</text:h>
      <text:p text:style-name="P1">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1">The <text:span text:style-name="T2">begin</text:span>-method of <text:span text:style-name="T2">tntdb::Statement</text:span> starts a new iteration of a cursor.</text:p>
      <text:p text:style-name="P1">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3"/>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1">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text:soft-page-break/>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2">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1">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P5" text:outline-level="1">Using dates and times</text:h>
      <text:p text:style-name="Text_20_body"><text:span text:style-name="T3">Dates and times are a little special when it comes to databases. There is no standard syntax for </text:span><text:span text:style-name="T3">specifying dates and times. Therefore tntdb offers 3 helper classes. </text:span><text:span text:style-name="T2">tntdb::Date </text:span><text:span text:style-name="T3">can hold a date, </text:span><text:span text:style-name="T2">tntdb::Time </text:span><text:span text:style-name="T3">a time and </text:span><text:span text:style-name="T2">tntdb::Datetime </text:span><text:span text:style-name="T3">both. They can be used just like built in types in tntdb. You can set host variables and retrieve the value from results returned from the database.</text:span></text:p>
      <text:p text:style-name="Text_20_body"><text:span text:style-name="T3">The classes are simple helper classes which do not have any range checks or other knowledge of the nature of the data. The constructor of </text:span><text:span text:style-name="T2">tntdb::Date </text:span><text:span text:style-name="T3">takes 3 parameters: the year, the month and the day. The constructor takes 3 or 4 parameters: the hour, the minute, the second and a optional millisecond. </text:span><text:span text:style-name="T2">Tntdb::Datetime </text:span><text:span text:style-name="T3">is created using 6 or 7 parameters. First the 3 parameters of the date and then the 3 or 4 for the time.</text:span></text:p>
      <text:p text:style-name="Text_20_body"><text:span text:style-name="T3">There are also 2 static methods in each of the 3 classes </text:span><text:span text:style-name="T2">localtime </text:span><text:span text:style-name="T3">and </text:span><text:span text:style-name="T2">gmtime</text:span><text:span text:style-name="T3">, which create a object with the current date or time.</text:span></text:p>
      <text:p text:style-name="P1">Lets look for some examples:</text:p>
      <text:p text:style-name="Preformatted_20_Text">void dateTimeDemos(tntdb::Connection conn)</text:p>
      <text:p text:style-name="Preformatted_20_Text">{</text:p>
      <text:p text:style-name="Preformatted_20_Text"><text:s text:c="2"/>// insert dates and times into table:</text:p>
      <text:p text:style-name="Preformatted_20_Text"><text:s text:c="2"/>tntdb::Statement ins = conn.prepare(</text:p>
      <text:p text:style-name="Preformatted_20_Text"><text:s text:c="4"/>“insert into mytable (datecolumn, timecolumn, datetimecolumn)”</text:p>
      <text:p text:style-name="Preformatted_20_Text"><text:s text:c="4"/>“ <text:s/>values(:date, :time, :datetime)”);</text:p>
      <text:p text:style-name="Preformatted_20_Text"/>
      <text:p text:style-name="Preformatted_20_Text"><text:s text:c="2"/>ins.set(“date”, tntdb::Date(2010, 2, 13))</text:p>
      <text:p text:style-name="Preformatted_20_Text"><text:s text:c="5"/>.set(“time”, tntdb::Time(23, 22, 30))</text:p>
      <text:p text:style-name="Preformatted_20_Text"><text:s text:c="5"/>.set(“datetime”, tntdb::Datetime(2010, 2, 13, 23, 22, 30))</text:p>
      <text:p text:style-name="Preformatted_20_Text"><text:s text:c="5"/>.execute();</text:p>
      <text:p text:style-name="Preformatted_20_Text"/>
      <text:p text:style-name="Preformatted_20_Text"><text:s text:c="2"/>// insert the current dates and times into the table</text:p>
      <text:p text:style-name="Preformatted_20_Text"><text:s text:c="2"/>ins.set(“date”, tntdb::Date::localtime())</text:p>
      <text:p text:style-name="Preformatted_20_Text"><text:s text:c="5"/>.set(“time”, tntdb::Time::localtime())</text:p>
      <text:p text:style-name="Preformatted_20_Text"><text:soft-page-break/><text:s text:c="5"/>.set(“datetime”, tntdb::Datetime::localtime())</text:p>
      <text:p text:style-name="Preformatted_20_Text"><text:s text:c="5"/>.execute();</text:p>
      <text:p text:style-name="P3"/>
      <text:p text:style-name="P3"><text:s text:c="2"/>// retrieve dates and times from a table:</text:p>
      <text:p text:style-name="P3"><text:s text:c="2"/>tntdb::Statement sel = conn.prepare(</text:p>
      <text:p text:style-name="P3"><text:s text:c="4"/>“select datecolumn, timecolumn, datetimecolumn”</text:p>
      <text:p text:style-name="P3"><text:s text:c="4"/>“ <text:s/>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tntdb::Date mydate;</text:p>
      <text:p text:style-name="Preformatted_20_Text"><text:s text:c="4"/>tntdb::Time mytime;</text:p>
      <text:p text:style-name="Preformatted_20_Text"><text:s text:c="4"/>tntdb::Datetime mydatetime;</text:p>
      <text:p text:style-name="Preformatted_20_Text"><text:s text:c="4"/>row[0].get(mydate);</text:p>
      <text:p text:style-name="Preformatted_20_Text"><text:s text:c="4"/>row[1].get(mytime);</text:p>
      <text:p text:style-name="Preformatted_20_Text"><text:s text:c="4"/>row[2].get(mydatetime);</text:p>
      <text:p text:style-name="Preformatted_20_Text"><text:s text:c="4"/>// now we have the data from the table in our variables</text:p>
      <text:p text:style-name="Preformatted_20_Text"><text:s text:c="4"/>std::cout &lt;&lt; “date=” &lt;&lt; mydate.getIso() &lt;&lt; “\n”</text:p>
      <text:p text:style-name="Preformatted_20_Text"><text:s text:c="17"/>“time=” &lt;&lt; mytime.getIso() &lt;&lt; “\n”</text:p>
      <text:p text:style-name="Preformatted_20_Text"><text:s text:c="17"/>“datetime=” &lt;&lt; mydatetime.getIso() &lt;&lt; std::endl;</text:p>
      <text:p text:style-name="Preformatted_20_Text"><text:s text:c="2"/>}</text:p>
      <text:p text:style-name="P3"/>
      <text:h text:style-name="P5" text:outline-level="1">Using own types</text:h>
      <text:p text:style-name="Text_20_body"><text:span text:style-name="T3">Tntdb offers also support for custom types. The setter and getter methods in tntdb are actually </text:span><text:span text:style-name="T3">templates, which uses 2 operators to actually map types to the methods. Lets design a own type, which we would like to store in a database field. To make the example simple, we use a struct with public member variables. Normally you should always make the member variables private or </text:span><text:span text:style-name="T3">protected and offer setter and getter methods:</text:span></text:p>
      <text:p text:style-name="P3">struct Myclass</text:p>
      <text:p text:style-name="P3">{</text:p>
      <text:p text:style-name="P3"><text:s text:c="2"/>int a;</text:p>
      <text:p text:style-name="P3"><text:s text:c="2"/>int b;</text:p>
      <text:p text:style-name="P3"><text:s text:c="2"/>Myclass() { } // default constructor is mostly good to have</text:p>
      <text:p text:style-name="P3"><text:s text:c="2"/>Myclass(int a_, int b_) <text:s/>// ctor to initialize both members</text:p>
      <text:p text:style-name="P3"><text:s text:c="4"/>: a(a_), b(b_) { }</text:p>
      <text:p text:style-name="P3">};</text:p>
      <text:p text:style-name="P1">We would like to write the class as a pair of numbers separated with ':' into a database field. So we define a operator, which formats the structure properly:</text:p>
      <text:p text:style-name="P3">void operator&lt;&lt; (tntdb::Hostvar&amp; hv, const Myclass&amp; myclass)</text:p>
      <text:p text:style-name="P3">{</text:p>
      <text:p text:style-name="P3"><text:s text:c="2"/>std::ostringstream s;</text:p>
      <text:p text:style-name="P3"><text:s text:c="2"/>s &lt;&lt; myclass.a &lt;&lt; ':' &lt;&lt; myclass.b;</text:p>
      <text:p text:style-name="P3"><text:s text:c="2"/>hv.set(s.str());</text:p>
      <text:p text:style-name="P3">}</text:p>
      <text:p text:style-name="Text_20_body"><text:span text:style-name="T3">The operator creates a std::string with the content of the class and passes it to this special helper class </text:span><text:span text:style-name="T2">tntdb::Hostvar</text:span><text:span text:style-name="T3">, which is defined in the header tntdb/statement.h. This is the only case, where you will explicitly use the class.</text:span></text:p>
      <text:p text:style-name="P1">To retrieve data from the database we need another operator:</text:p>
      <text:p text:style-name="P3">bool operator&gt;&gt; (const tntdb::Value&amp; value, Myclass&amp; myclass)</text:p>
      <text:p text:style-name="P3">{</text:p>
      <text:p text:style-name="P3"><text:s text:c="2"/>if (value.isNull())</text:p>
      <text:p text:style-name="P3"><text:s text:c="4"/>return false;</text:p>
      <text:p text:style-name="P3"><text:s text:c="2"/>std::string str;</text:p>
      <text:p text:style-name="P3"><text:s text:c="2"/>value.get(str);</text:p>
      <text:p text:style-name="P3"><text:s text:c="2"/>std::istringstream in(str);</text:p>
      <text:p text:style-name="P3"><text:s text:c="2"/>char ch;</text:p>
      <text:p text:style-name="P3"><text:s text:c="2"/>in &gt;&gt; myclass.a</text:p>
      <text:p text:style-name="P3"><text:soft-page-break/><text:s text:c="5"/>&gt;&gt; ch <text:s text:c="6"/>// skip the ':'</text:p>
      <text:p text:style-name="P3"><text:s text:c="5"/>&gt;&gt; myclass.b;</text:p>
      <text:p text:style-name="P3"><text:s text:c="2"/>return true;</text:p>
      <text:p text:style-name="P3">}</text:p>
      <text:p text:style-name="P1">That's all. Now we can use the class just like built ins:</text:p>
      <text:p text:style-name="Preformatted_20_Text">void customTypeDemo(tntdb::Connection conn)</text:p>
      <text:p text:style-name="Preformatted_20_Text">{</text:p>
      <text:p text:style-name="Preformatted_20_Text"><text:s text:c="2"/>// insert myclass into table:</text:p>
      <text:p text:style-name="Preformatted_20_Text"><text:s text:c="2"/>tntdb::Statement ins = conn.prepare(</text:p>
      <text:p text:style-name="Preformatted_20_Text"><text:s text:c="4"/>“insert into mytable (mycolumn)”</text:p>
      <text:p text:style-name="Preformatted_20_Text"><text:s text:c="4"/>“ <text:s/>values(:mycolumn)”);</text:p>
      <text:p text:style-name="Preformatted_20_Text"/>
      <text:p text:style-name="Preformatted_20_Text"><text:s text:c="2"/>ins.set(“mycolumn”, Myclass(17, 45))</text:p>
      <text:p text:style-name="Preformatted_20_Text"><text:s text:c="5"/>.execute();</text:p>
      <text:p text:style-name="Preformatted_20_Text"/>
      <text:p text:style-name="P3"><text:s text:c="2"/>// retrieve myclass from a table:</text:p>
      <text:p text:style-name="P3"><text:s text:c="2"/>tntdb::Statement sel = conn.prepare(</text:p>
      <text:p text:style-name="P3"><text:s text:c="4"/>“select mycolumn 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Myclass myclass;</text:p>
      <text:p text:style-name="Preformatted_20_Text"><text:s text:c="4"/>row[0].get(myclass);</text:p>
      <text:p text:style-name="Preformatted_20_Text"><text:s text:c="4"/>// now we have the data from the table in our variables</text:p>
      <text:p text:style-name="Preformatted_20_Text"><text:s text:c="4"/>std::cout &lt;&lt; “a=” &lt;&lt; myclass.a &lt;&lt; “\t”</text:p>
      <text:p text:style-name="Preformatted_20_Text"><text:s text:c="17"/>“b=” &lt;&lt; myclass.b &lt;&lt; std::endl;</text:p>
      <text:p text:style-name="Preformatted_20_Text"><text:s text:c="2"/>}</text:p>
      <text:h text:style-name="P5" text:outline-level="1">Using serial columns</text:h>
      <text:p text:style-name="P1">If tables are designed, you have to create a primary key to identify uniquely a specific row in the table. Sometimes it is enough to use just a unique number. Databases has support for a automatically generated primary key. It actually depends on the database, how to create such columns. Since tntdb has no support for ddl statements (create table …), there is actually no need to abstract the creation of these columns. But in applications it is often needed to know, which number was given to the last inserted row. This is also depends on the actual database software used.</text:p>
      <text:p text:style-name="Text_20_body"><text:span text:style-name="T3">Tntdb helps retrieving that last insert id. There is a method “</text:span><text:span text:style-name="T2">long tntdb::Connection::lastInsertId(const std::string&amp; name)</text:span><text:span text:style-name="T3">”</text:span></text:p>
      <text:p text:style-name="P1">There is one problem. Some databases (postgresql, oracle) use named sequences and a single table may have multiple of them. So to fetch the actual id, we need to tell the driver, which sequence we want to know. The sequence is identified by name. Other databases (mysql, sqlite) do not have a identifier. They will simply ignore the passed name.</text:p>
      <text:p text:style-name="P1">Here is a example. We assume a table foo with 2 columns: id and name. The id is the primary auto incremented key. In postgresql or oracle the sequence is created with the name “foo_id_seq”:</text:p>
      <text:p text:style-name="Preformatted_20_Text">void insertData(tntdb::Connection conn)</text:p>
      <text:p text:style-name="Preformatted_20_Text">{</text:p>
      <text:p text:style-name="Preformatted_20_Text"><text:s text:c="2"/>tntdb::Statement ins = conn.prepare(</text:p>
      <text:p text:style-name="Preformatted_20_Text"><text:s text:c="4"/>“insert into foo (name)”</text:p>
      <text:p text:style-name="Preformatted_20_Text"><text:s text:c="4"/>“ <text:s/>values(:name)”);</text:p>
      <text:p text:style-name="Preformatted_20_Text"/>
      <text:p text:style-name="Preformatted_20_Text"><text:s text:c="2"/>ins.set(“name”, “some name”)</text:p>
      <text:p text:style-name="Preformatted_20_Text"><text:s text:c="5"/>.execute();</text:p>
      <text:p text:style-name="Preformatted_20_Text"/>
      <text:p text:style-name="Preformatted_20_Text"><text:s text:c="2"/>std::cout &lt;&lt; “id: “ &lt;&lt; conn.lastInsertId(“foo_id_seq”) &lt;&lt; std::endl;</text:p>
      <text:p text:style-name="P3">}</text:p>
      <text:p text:style-name="P1"/>
      <text:h text:style-name="Heading_20_1" text:outline-level="1"><text:soft-page-break/>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1">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Tommi Mäkitalo</meta:initial-creator>
    <meta:creation-date>2006-01-23T21:37:53</meta:creation-date>
    <dc:date>2010-05-15T17:43:07</dc:date>
    <dc:language>en-US</dc:language>
    <meta:editing-cycles>13</meta:editing-cycles>
    <meta:editing-duration>PT05H22M30S</meta:editing-duration>
    <meta:document-statistic meta:table-count="0" meta:image-count="0" meta:object-count="0" meta:page-count="9" meta:paragraph-count="309" meta:word-count="2983" meta:character-count="19983"/>
    <meta:user-defined meta:name="Info 1"/>
    <meta:user-defined meta:name="Info 2"/>
    <meta:user-defined meta:name="Info 3"/>
    <meta:user-defined meta:name="Info 4"/>
  </office:meta>
</office:document-meta>
</file>